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 Pro Display" svg:font-family="'SF Pro Display', Roboto, Noto, Arial, 'PingFang SC', 'Hiragino Sans GB', 'Microsoft YaHei', sans-serif"/>
    <style:font-face style:name="simsun" svg:font-family="simsun"/>
    <style:font-face style:name="verdana" svg:font-family="verdana, Arial, helvetica, sans-serif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line-height="150%" fo:orphans="2" fo:widows="2" fo:text-indent="0cm" style:auto-text-indent="false"/>
      <style:text-properties fo:font-variant="normal" fo:text-transform="none" fo:color="#4b4b4b" fo:letter-spacing="normal"/>
    </style:style>
    <style:style style:name="P3" style:family="paragraph" style:parent-style-name="Standard">
      <style:paragraph-properties fo:margin-left="0cm" fo:margin-right="0cm" fo:line-height="150%" fo:orphans="2" fo:widows="2" fo:text-indent="0cm" style:auto-text-indent="false"/>
      <style:text-properties fo:font-variant="normal" fo:text-transform="none" fo:color="#4b4b4b" fo:letter-spacing="normal" style:font-name-asian="verdana" style:font-size-asian="9pt" style:font-style-asian="normal" style:font-weight-asian="normal"/>
    </style:style>
    <style:style style:name="P4" style:family="paragraph" style:parent-style-name="Standard">
      <style:paragraph-properties fo:margin-left="0cm" fo:margin-right="0cm" fo:line-height="150%" fo:orphans="2" fo:widows="2" fo:text-indent="0cm" style:auto-text-indent="false"/>
      <style:text-properties fo:font-variant="normal" fo:text-transform="none" fo:color="#4b4b4b" style:font-name="verdana" fo:font-size="9pt" fo:letter-spacing="normal" fo:font-style="normal" fo:font-weight="normal"/>
    </style:style>
    <style:style style:name="P5" style:family="paragraph" style:parent-style-name="Standard">
      <style:paragraph-properties fo:margin-left="0cm" fo:margin-right="0cm" fo:margin-top="0cm" fo:margin-bottom="0.265cm" loext:contextual-spacing="false" fo:orphans="2" fo:widows="2" fo:text-indent="0cm" style:auto-text-indent="false"/>
    </style:style>
    <style:style style:name="P6" style:family="paragraph" style:parent-style-name="Standard">
      <style:paragraph-properties fo:margin-left="0cm" fo:margin-right="0cm" fo:margin-top="0cm" fo:margin-bottom="0.529cm" loext:contextual-spacing="false" fo:line-height="150%" fo:orphans="2" fo:widows="2" fo:text-indent="0cm" style:auto-text-indent="false"/>
      <style:text-properties fo:font-variant="normal" fo:text-transform="none" fo:color="#3366ff" fo:letter-spacing="normal"/>
    </style:style>
    <style:style style:name="P7" style:family="paragraph" style:parent-style-name="Standard">
      <style:text-properties officeooo:paragraph-rsid="001ebf67"/>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Text_20_body">
      <style:text-properties officeooo:paragraph-rsid="00208146"/>
    </style:style>
    <style:style style:name="T1" style:family="text">
      <style:text-properties fo:font-variant="normal" fo:text-transform="none" fo:color="#4b4b4b" fo:letter-spacing="normal" style:font-name-asian="verdana" style:font-size-asian="9pt" style:font-style-asian="normal" style:font-weight-asian="normal"/>
    </style:style>
    <style:style style:name="T2" style:family="text">
      <style:text-properties fo:font-variant="normal" fo:text-transform="none" fo:color="#646464" style:text-line-through-style="none" style:text-line-through-type="none" fo:letter-spacing="normal" style:text-underline-style="none" style:text-blinking="false" style:font-name-asian="verdana" style:font-size-asian="10.5pt" style:font-style-asian="normal" style:font-weight-asian="bold"/>
    </style:style>
    <style:style style:name="T3" style:family="text">
      <style:text-properties fo:font-variant="normal" fo:text-transform="none" fo:color="#6fbc4c" style:font-name="verdana" fo:font-size="9pt" fo:letter-spacing="normal" fo:font-style="normal" fo:font-weight="normal"/>
    </style:style>
    <style:style style:name="T4" style:family="text">
      <style:text-properties style:font-name-asian="verdana" style:font-size-asian="9pt" style:font-style-asian="normal" style:font-weight-asian="normal"/>
    </style:style>
    <style:style style:name="T5" style:family="text">
      <style:text-properties style:font-name="verdana" fo:font-size="9pt" fo:font-style="normal" fo:font-weight="normal"/>
    </style:style>
    <style:style style:name="T6" style:family="text">
      <style:text-properties style:font-name="verdana" fo:font-size="10.5pt" fo:font-style="normal" fo:font-weight="normal"/>
    </style:style>
    <style:style style:name="T7" style:family="text">
      <style:text-properties fo:color="#000000" style:font-name-asian="verdana" style:font-size-asian="10.5pt" style:font-style-asian="normal" style:font-weight-asian="normal"/>
    </style:style>
    <style:style style:name="T8" style:family="text">
      <style:text-properties fo:color="#000000" style:font-name="verdana" fo:font-size="10.5pt" fo:font-style="normal" fo:font-weight="normal"/>
    </style:style>
    <style:style style:name="T9" style:family="text">
      <style:text-properties fo:color="#cc3333" style:font-name-asian="verdana" style:font-size-asian="9pt" style:font-style-asian="normal" style:font-weight-asian="normal"/>
    </style:style>
    <style:style style:name="T10" style:family="text">
      <style:text-properties fo:color="#ff0102" style:font-name-asian="verdana" style:font-size-asian="9pt" style:font-style-asian="normal" style:font-weight-asian="normal"/>
    </style:style>
    <style:style style:name="T11" style:family="text">
      <style:text-properties fo:color="#ff0102" style:font-weight-asian="bold"/>
    </style:style>
    <style:style style:name="T12" style:family="text">
      <style:text-properties fo:color="#ff0102" fo:font-size="9pt" fo:font-style="normal" fo:font-weight="bold"/>
    </style:style>
    <style:style style:name="T13" style:family="text">
      <style:text-properties fo:color="#0001ff" style:font-name-asian="verdana" style:font-size-asian="9pt" style:font-style-asian="normal" style:font-weight-asian="normal"/>
    </style:style>
    <style:style style:name="T14" style:family="text">
      <style:text-properties fo:font-size="20pt" style:font-size-asian="20pt" style:font-size-complex="20pt"/>
    </style:style>
    <style:style style:name="T15" style:family="text">
      <style:text-properties style:font-name="SF Pro Display" fo:font-size="18pt" fo:font-style="normal"/>
    </style:style>
    <style:style style:name="T16" style:family="text">
      <style:text-properties style:font-name-asian="SF Pro Display" style:font-size-asian="18pt" style:font-style-asian="normal"/>
    </style:style>
    <style:style style:name="T17" style:family="text">
      <style:text-properties officeooo:rsid="00208146"/>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cb_post_title_url"/><text:a xlink:type="simple" xlink:href="https://www.cnblogs.com/zuiyirenjian/archive/2013/05/02/3053973.html" text:style-name="Internet_20_link" text:visited-style-name="Visited_20_Internet_20_Link"><text:span text:style-name="T2">父类子类指针函数调用注意事项</text:span></text:a></text:p>
      <text:section text:style-name="Sect1" text:name="cnblogs_post_body">
        <text:p text:style-name="P6"><text:span text:style-name="T7">几点知识</text:span><text:span text:style-name="T8">:</text:span><text:span text:style-name="T5"><text:line-break/></text:span><text:span text:style-name="T7">无论父类里面有没有虚函数</text:span><text:span text:style-name="T8">,</text:span><text:span text:style-name="T7">都可以定义指向子类实例的父类指针</text:span><text:span text:style-name="T8">.</text:span><text:span text:style-name="T5"><text:line-break/></text:span><text:span text:style-name="T7">如果父类里没有虚函数</text:span><text:span text:style-name="T8">,</text:span><text:span text:style-name="T7">则使用父类指针</text:span><text:span text:style-name="T8">,</text:span><text:span text:style-name="T7">只能访问父类的成员</text:span><text:span text:style-name="T8">,</text:span><text:span text:style-name="T7">而不能访问子类里的成员</text:span><text:span text:style-name="T8">.</text:span><text:span text:style-name="T5"><text:line-break/></text:span><text:span text:style-name="T7">如果父类里的虚函数不是纯虚函数</text:span><text:span text:style-name="T8">,</text:span><text:span text:style-name="T7">且子类里没有重写该虚函数</text:span><text:span text:style-name="T8">,</text:span><text:span text:style-name="T7">则用父类指针访问该虚函数的时候</text:span><text:span text:style-name="T8">,</text:span><text:span text:style-name="T7">跟访问父类里的普通函数一样</text:span><text:span text:style-name="T8">.</text:span><text:span text:style-name="T5"><text:line-break/></text:span><text:span text:style-name="T7">如果父类里的虚函数不是纯虚函数</text:span><text:span text:style-name="T8">,</text:span><text:span text:style-name="T7">且子类里重写了该虚函数</text:span><text:span text:style-name="T8">,</text:span><text:span text:style-name="T7">则用父类指针访问该虚函数的时候访问的是子类里重写后的函数</text:span><text:span text:style-name="T8">.</text:span><text:span text:style-name="T5"><text:line-break/></text:span><text:span text:style-name="T7">如果父类里的虚函数是纯虚函数</text:span><text:span text:style-name="T8">,</text:span><text:span text:style-name="T7">则父类是个抽象类</text:span><text:span text:style-name="T8">,</text:span><text:span text:style-name="T7">子类要想能够被实例化</text:span><text:span text:style-name="T8">,</text:span><text:span text:style-name="T7">则必须重写该纯虚函数</text:span><text:span text:style-name="T8">.</text:span><text:span text:style-name="T7">用父类指针访问该纯虚函数的时候</text:span><text:span text:style-name="T8">,</text:span><text:span text:style-name="T7">访问到的是子类里重写了的函数</text:span><text:span text:style-name="T8">.</text:span><text:span text:style-name="T5"><text:line-break/></text:span><text:span text:style-name="T7">再有一个要注意的是析构函数要声明为虚函数</text:span><text:span text:style-name="T8">,</text:span><text:span text:style-name="T7">这样在</text:span><text:span text:style-name="T8">delete</text:span><text:span text:style-name="T7">父类指针的时候</text:span><text:span text:style-name="T8">,</text:span><text:span text:style-name="T7">才会调用实例化的子类的虚函数</text:span><text:span text:style-name="T8">,</text:span><text:span text:style-name="T7">否则只会调用父类的析构函数</text:span><text:span text:style-name="T8">,</text:span><text:span text:style-name="T7">造成子类的剩余部分没被释放</text:span><text:span text:style-name="T8">,</text:span><text:span text:style-name="T7">从而造成内存的泄漏</text:span><text:span text:style-name="T8">.</text:span><text:span text:style-name="T5"><text:line-break/></text:span><text:span text:style-name="T7">总结</text:span><text:span text:style-name="T8">:</text:span><text:span text:style-name="T5"><text:line-break/></text:span><text:span text:style-name="T7">当定义一个指向子类实例的父类指针的时候</text:span><text:span text:style-name="T8">,</text:span><text:span text:style-name="T7">内存中实例化了子类</text:span><text:span text:style-name="T8">,</text:span><text:span text:style-name="T7">由于子类继承了父类</text:span><text:span text:style-name="T8">,</text:span><text:span text:style-name="T7">因此内存中的子类里包含父类的所有成员</text:span><text:span text:style-name="T8">.</text:span><text:span text:style-name="T7">但由于声明的是父类指针</text:span><text:span text:style-name="T8">,</text:span><text:span text:style-name="T7">因此该指针不能够访问子类的成员</text:span><text:span text:style-name="T8">.</text:span><text:span text:style-name="T7">而只能访问父类的成员</text:span><text:span text:style-name="T8">.</text:span><text:span text:style-name="T7">然而在父类里可以声明纯虚函数和定义虚函数</text:span><text:span text:style-name="T8">.</text:span><text:span text:style-name="T7">使用父类指针访问虚函数或纯虚函数的时候</text:span><text:span text:style-name="T8">,</text:span><text:span text:style-name="T7">访问到的是子类里重写的函数</text:span><text:span text:style-name="T8">. </text:span><text:span text:style-name="T7">当然</text:span><text:span text:style-name="T8">,</text:span><text:span text:style-name="T7">对于虚函数</text:span><text:span text:style-name="T8">,</text:span><text:span text:style-name="T7">如果子类里没有对其重写的话</text:span><text:span text:style-name="T8">,</text:span><text:span text:style-name="T7">仍然访问到父类里定义的虚函数</text:span><text:span text:style-name="T8">.</text:span><text:span text:style-name="T7">可见虚函数和纯虚函数的却别仅仅在于</text:span><text:span text:style-name="T8">:</text:span><text:span text:style-name="T7">纯虚函数没有定义</text:span><text:span text:style-name="T8">,</text:span><text:span text:style-name="T7">只有声明</text:span><text:span text:style-name="T8">,</text:span><text:span text:style-name="T7">而且它使拥有它的类成为抽象类</text:span><text:span text:style-name="T6">.</text:span></text:p>
      </text:section>
      <text:p text:style-name="P1"><text:span text:style-name="T1">以下内容来自：</text:span><text:a xlink:type="simple" xlink:href="http://blog.chinaunix.net/uid-20665441-id-305464.html" text:style-name="Internet_20_link" text:visited-style-name="Visited_20_Internet_20_Link"><text:span text:style-name="T3">http://blog.chinaunix.net/uid-20665441-id-305464.html</text:span></text:a></text:p>
      <text:p text:style-name="P2"><text:span text:style-name="T5">1</text:span><text:span text:style-name="T4">，如果以一个基础类指针指向一个衍生类对象</text:span><text:span text:style-name="T5">(</text:span><text:span text:style-name="T4">派生类对象</text:span><text:span text:style-name="T5">)</text:span><text:span text:style-name="T4">，那么经由该指针只能访问基础类定义的函数（</text:span><text:span text:style-name="T9">静态联翩</text:span><text:span text:style-name="T4">）</text:span></text:p>
      <text:p text:style-name="P2"><text:span text:style-name="T5">2</text:span><text:span text:style-name="T4">，如果以一个衍生类指针指向一个基础类对象，必须先做强制转型动作（</text:span><text:span text:style-name="T5">explicit cast</text:span><text:span text:style-name="T4">），这种做法很危险，也不符合生活习惯，在程序设计上也会给程序员带来困扰。（一般不会这么去定义）</text:span></text:p>
      <text:p text:style-name="P2"><text:span text:style-name="T5">3</text:span><text:span text:style-name="T4">，如果基础类和衍生类定义了相同名称的成员函数，那么通过对象指针调用成员函数时，到底调用那个函数</text:span><text:span text:style-name="T10">要根据指针的原型来确定，而不是根据指针实际指向的对象类型确定</text:span><text:span text:style-name="T4">。</text:span></text:p>
      <text:p text:style-name="P3">虚拟函数就是为了对“如果你以一个基础类指针指向一个衍生类对象，那么通过该指针，你只能访问基础类定义的成员函数”这条规则反其道而行之的设计。</text:p>
      <text:p text:style-name="P2"><text:span text:style-name="T4">如果你预期衍生类由可能重新定义一个成员函数，那么你就把它定义成虚拟函数（ </text:span><text:span text:style-name="T5">virtual </text:span><text:span text:style-name="T4">）。</text:span></text:p>
      <text:p text:style-name="P2"><text:span text:style-name="T5">Polymorphism</text:span><text:span text:style-name="T4">就是让处理基础类别对象的程序代码能够通透的继续适当地处理衍生类对象。</text:span></text:p>
      <text:p text:style-name="P3">纯虚拟函数：</text:p>
      <text:p text:style-name="P4">virtual void myfunc ( ) =0;</text:p>
      <text:p text:style-name="P2"><text:span text:style-name="T4">纯虚拟函数不许定义其具体动作，它的存在只是为了在衍生类钟被重新定义。</text:span><text:span text:style-name="T13">只要是拥有纯虚拟函数的类，就是抽象类，它们是不能够被实例化的</text:span><text:span text:style-name="T4">（</text:span><text:span text:style-name="T10">只能被继承</text:span><text:span text:style-name="T4">）。</text:span><text:span text:style-name="T13">如果一个继承类没有改写父类中的纯虚函数，那么他也是抽象类，也不能被实例化。</text:span></text:p>
      <text:p text:style-name="P3">抽象类不能被实例化，不过我们可以拥有指向抽象类的指针，以便于操纵各个衍生类。</text:p>
      <text:p text:style-name="P3"><text:line-break/><text:span text:style-name="T11">虚拟函数衍生下去仍然是虚拟函数，而且还可以省略掉关键字“</text:span><text:span text:style-name="T12">virtual”</text:span><text:span text:style-name="T11">。</text:span></text:p>
      <text:p text:style-name="P7"><text:soft-page-break/><text:span text:style-name="T14">DLL生成与使用</text:span><text:line-break/></text:p>
      <text:p text:style-name="P7">调用协议常用场合</text:p>
      <text:list xml:id="list2798566999863918814" text:style-name="L1">
        <text:list-item>
          <text:p text:style-name="P8">__stdcall：Windows API默认的函数调用协议。</text:p>
        </text:list-item>
        <text:list-item>
          <text:p text:style-name="P8">__cdecl：C/C++默认的函数调用协议。</text:p>
        </text:list-item>
        <text:list-item>
          <text:p text:style-name="P8">__fastcall：适用于对性能要求较高的场合。</text:p>
        </text:list-item>
      </text:list>
      <text:list xml:id="list3661242944549887291" text:style-name="L2">
        <text:list-item>
          <text:p text:style-name="P9">函数参数入栈方式</text:p>
        </text:list-item>
      </text:list>
      <text:list xml:id="list6954507695925604733" text:style-name="L3">
        <text:list-item>
          <text:p text:style-name="P10">__stdcall：函数参数由右向左入栈。</text:p>
        </text:list-item>
        <text:list-item>
          <text:p text:style-name="P10">__cdecl：函数参数由右向左入栈。</text:p>
        </text:list-item>
        <text:list-item>
          <text:p text:style-name="P10">__fastcall：从左开始不大于4字节的参数放入CPU的ECX和EDX寄存器，其余参数从右向左入栈。</text:p>
        </text:list-item>
        <text:list-item>
          <text:p text:style-name="P10">问题一：__fastcall在寄存器中放入不大于4字节的参数，故性能较高，适用于需要高性能的场合。</text:p>
        </text:list-item>
      </text:list>
      <text:list xml:id="list44274353130840304" text:style-name="L4">
        <text:list-item>
          <text:p text:style-name="P11">栈内数据清除方式</text:p>
        </text:list-item>
      </text:list>
      <text:list xml:id="list5723638048256582286" text:style-name="L5">
        <text:list-item>
          <text:p text:style-name="P12">__stdcall：函数调用结束后由被调用函数清除栈内数据。</text:p>
        </text:list-item>
        <text:list-item>
          <text:p text:style-name="P12">__cdecl：函数调用结束后由函数调用者清除栈内数据。</text:p>
        </text:list-item>
        <text:list-item>
          <text:p text:style-name="P12">__fastcall：函数调用结束后由被调用函数清除栈内数据。</text:p>
        </text:list-item>
        <text:list-item>
          <text:p text:style-name="P12">问题一：不同编译器设定的栈结构不尽相同，跨开发平台时由函数调用者清除栈内数据不可行。</text:p>
        </text:list-item>
        <text:list-item>
          <text:p text:style-name="P12">问题二：某些函数的参数是可变的，如printf函数，这样的函数只能由函数调用者清除栈内数据。</text:p>
        </text:list-item>
        <text:list-item>
          <text:p text:style-name="P12">问题三：由调用者清除栈内数据时，每次调用都包含清除栈内数据的代码，故可执行文件较大。</text:p>
        </text:list-item>
      </text:list>
      <text:list xml:id="list1408849625371889368" text:style-name="L6">
        <text:list-item>
          <text:p text:style-name="P13">C语言编译器函数名称修饰规则</text:p>
        </text:list-item>
      </text:list>
      <text:list xml:id="list5866627362420172128" text:style-name="L7">
        <text:list-item>
          <text:p text:style-name="P14">__stdcall：编译后，函数名被修饰为“_functionname@number”。</text:p>
        </text:list-item>
        <text:list-item>
          <text:p text:style-name="P14">__cdecl：编译后，函数名被修饰为“_functionname”。</text:p>
        </text:list-item>
        <text:list-item>
          <text:p text:style-name="P14">__fastcall：编译后，函数名给修饰为“@functionname@nmuber”。</text:p>
        </text:list-item>
        <text:list-item>
          <text:p text:style-name="P14">注：“functionname”为函数名，“number”为参数字节数。</text:p>
        </text:list-item>
        <text:list-item>
          <text:p text:style-name="P14">注：函数实现和函数定义时如果使用了不同的函数调用协议，则无法实现函数调用。</text:p>
        </text:list-item>
      </text:list>
      <text:list xml:id="list8818391923005162483" text:style-name="L8">
        <text:list-item>
          <text:p text:style-name="P15">C++语言编译器函数名称修饰规则</text:p>
        </text:list-item>
      </text:list>
      <text:list xml:id="list1896852996675684308" text:style-name="L9">
        <text:list-item>
          <text:p text:style-name="P16">__stdcall：编译后，函数名被修饰为“?functionname@@YG******@Z”。</text:p>
        </text:list-item>
        <text:list-item>
          <text:p text:style-name="P16">__cdecl：编译后，函数名被修饰为“?functionname@@YA******@Z”。</text:p>
        </text:list-item>
        <text:list-item>
          <text:p text:style-name="P16">__fastcall：编译后，函数名被修饰为“?functionname@@YI******@Z”。</text:p>
        </text:list-item>
        <text:list-item>
          <text:p text:style-name="P16">注：“******”为函数返回值类型和参数类型表。</text:p>
        </text:list-item>
        <text:list-item>
          <text:p text:style-name="P16">注：函数实现和函数定义时如果使用了不同的函数调用协议，则无法实现函数调用。</text:p>
        </text:list-item>
        <text:list-item>
          <text:p text:style-name="P16">C语言和C++语言间如果不进行特殊处理，也无法实现函数的互相调用。</text:p>
        </text:list-item>
      </text:list>
      <text:p text:style-name="Standard"/>
      <text:p text:style-name="Standard"/>
      <text:h text:style-name="Heading_20_1" text:outline-level="1">CreateSemaphore和ReleaseSemaphore函数(</text:h>
      <text:p text:style-name="Standard"/>
      <text:p text:style-name="P17">URL:https://blog.csdn.net/frankiewang008/article/details/807874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F Pro Display" svg:font-family="'SF Pro Display', Roboto, Noto, Arial, 'PingFang SC', 'Hiragino Sans GB', 'Microsoft YaHei', sans-serif"/>
    <style:font-face style:name="simsun" svg:font-family="simsun"/>
    <style:font-face style:name="verdana" svg:font-family="verdana, Arial, helvetica, sans-serif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文泉驿点阵正黑" style:font-family-asian="文泉驿点阵正黑"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5:02:45.511632003</meta:creation-date>
    <dc:date>2018-06-01T11:03:22.081266440</dc:date>
    <meta:editing-duration>PT8M56S</meta:editing-duration>
    <meta:editing-cycles>10</meta:editing-cycles>
    <meta:generator>LibreOffice/4.3.7.2$Linux_X86_64 LibreOffice_project/430$Build-2</meta:generator>
    <meta:document-statistic meta:table-count="0" meta:image-count="0" meta:object-count="0" meta:page-count="2" meta:paragraph-count="46" meta:word-count="1829" meta:character-count="2382" meta:non-whitespace-character-count="2361"/>
  </office:meta>
</office:document-meta>
</file>